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ea81" officeooo:paragraph-rsid="001fea81"/>
    </style:style>
    <style:style style:name="P2" style:family="paragraph" style:parent-style-name="Text_20_body">
      <style:text-properties officeooo:rsid="0021b4fd" officeooo:paragraph-rsid="0021b4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merCTC</text:p>
      <text:p text:style-name="Subtitle">Rafal Grasman</text:p>
      <text:p text:style-name="Subtitle">Minh-Triet Diep</text:p>
      <text:p text:style-name="Text_20_body"/>
      <text:h text:style-name="Heading_20_1" text:outline-level="1">Inleiding</text:h>
      <text:p text:style-name="P1">Het doel is om met timers en interrupts een 7-seg display van 0 tot F te laten lopen. De snelheid moet aan te passen zijn via de eerste slider. Ondertussen moet ook de punt knipperen met een snelheid van 1 seconde en D5 LED moet kunnen worden aangezet en uitgezet met de D11 knop.</text:p>
      <text:p text:style-name="P1"/>
      <text:h text:style-name="Heading_20_1" text:outline-level="1">Benodigdheden</text:h>
      <text:p text:style-name="P1">1x Arduino Uno</text:p>
      <text:p text:style-name="P1">1x Arduino Danger shield</text:p>
      <text:p text:style-name="P1"/>
      <text:h text:style-name="Heading_20_1" text:outline-level="1">Resultaat</text:h>
      <text:p text:style-name="P1">De opdracht is compleet uitgewerkt en de requirements zijn uitgevoerd. Bronnen waren het TimerInterrump.ino, de gelinkte tutorials van de slides en het opdrachtdocument en verder nog wat zoekopdrachten op Google.</text:p>
      <text:p text:style-name="P2">Bijzonderheden: We hebben een debounce ingebouwd voor de LED toggle, omdat deze onbetrouwbaar was en de LED te snel schakelde tussen status.</text:p>
      <text:p text:style-name="P1"/>
      <text:h text:style-name="Heading_20_1" text:outline-level="1">Code en comments</text:h>
      <text:p text:style-name="P2">Zie zip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4:46:59.976984490</meta:creation-date>
    <dc:date>2015-09-15T14:59:07.342834767</dc:date>
    <meta:editing-duration>PT12M6S</meta:editing-duration>
    <meta:editing-cycles>2</meta:editing-cycles>
    <meta:generator>LibreOffice/5.0.1.2.0$Linux_X86_64 LibreOffice_project/00m0$Build-2</meta:generator>
    <meta:document-statistic meta:table-count="0" meta:image-count="0" meta:object-count="0" meta:page-count="1" meta:paragraph-count="13" meta:word-count="127" meta:character-count="766" meta:non-whitespace-character-count="652"/>
  </office:meta>
</office:document-meta>
</file>